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1c1c1c" draw:textarea-horizontal-align="justify" draw:textarea-vertical-align="middle" draw:auto-grow-height="false" fo:min-height="2.75cm" fo:min-width="4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4.248cm" fo:min-width="41.716cm"/>
      <style:paragraph-properties style:writing-mode="lr-tb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omic Sans MS" fo:font-size="250pt" fo:font-weight="bold" style:font-size-asian="250pt" style:font-weight-asian="bold" style:font-size-complex="250pt" style:font-weight-complex="bold"/>
    </style:style>
    <style:style style:name="T1" style:family="text">
      <style:text-properties style:font-name="Comic Sans MS" fo:font-size="300pt" fo:font-weight="bold" style:font-size-asian="300pt" style:font-weight-asian="bold" style:font-size-complex="300pt" style:font-weight-complex="bold"/>
    </style:style>
    <style:style style:name="T2" style:family="text">
      <style:text-properties style:font-name="Comic Sans MS" fo:font-size="250pt" fo:font-weight="bold" style:font-size-asian="250pt" style:font-weight-asian="bold" style:font-size-complex="250pt" style:font-weight-complex="bold"/>
    </style:style>
    <style:style style:name="T3" style:family="text">
      <style:text-properties style:font-name="Comic Sans MS" fo:font-size="200pt" fo:font-weight="bold" style:font-size-asian="200pt" style:font-weight-asian="bold" style:font-size-complex="200pt" style:font-weight-complex="bold"/>
    </style:style>
    <style:style style:name="T4" style:family="text">
      <style:text-properties style:font-name="Comic Sans MS" fo:font-size="150pt" fo:font-weight="bold" style:font-size-asian="150pt" style:font-weight-asian="bold" style:font-size-complex="1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0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0cm" svg:height="3cm" svg:x="0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0cm" svg:height="3cm" draw:transform="rotate (1.5707963267949) translate (0cm 5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0cm" svg:height="3cm" draw:transform="rotate (1.5707963267949) translate (47cm 50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2.216cm" svg:height="44.498cm" svg:x="4.5cm" svg:y="2.3cm">
          <draw:text-box>
            <text:p><text:span text:style-name="T1">C</text:span><text:span text:style-name="T2">++</text:span><text:span text:style-name="T3"> Curl</text:span><text:span text:style-name="T4">...</text:span><text:span text:style-name="T2"><text:line-break/></text:span><text:span text:style-name="T1">S</text:span><text:span text:style-name="T2">+ </text:span><text:span text:style-name="T3">Scala</text:span><text:span text:style-name="T4">...</text:span><text:span text:style-name="T2"><text:line-break/></text:span><text:span text:style-name="T1">A</text:span><text:span text:style-name="T2">+ </text:span><text:span text:style-name="T4"><text:s/></text:span><text:span text:style-name="T3">Ada</text:span><text:span text:style-name="T4">..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5:59:17.485272166</meta:creation-date>
    <dc:date>2021-11-01T19:13:14.412364850</dc:date>
    <meta:editing-duration>PT15M4S</meta:editing-duration>
    <meta:editing-cycles>8</meta:editing-cycles>
    <meta:generator>LibreOffice/6.4.7.2$Linux_X86_64 LibreOffice_project/40$Build-2</meta:generator>
    <meta:document-statistic meta:object-count="5"/>
  </office:meta>
</office:document-meta>
</file>